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half finished</text:p>
          </table:table-cell>
          <table:table-cell table:number-columns-repeated="25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3" table:number-columns-repeated="25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3">
            <text:p>3</text:p>
          </table:table-cell>
          <table:table-cell table:style-name="ce9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2">
            <text:p>12</text:p>
          </table:table-cell>
          <table:table-cell table:style-name="ce8" table:formula="oooc:=DCOUNTA([.A3:.E34];0;[.A48:.B49])" office:value-type="float" office:value="11">
            <text:p>11</text:p>
          </table:table-cell>
          <table:table-cell table:style-name="ce9" table:formula="oooc:=[.E40]/[.D40]" office:value-type="percentage" office:value="0.916666666666667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5">
            <text:p>5</text:p>
          </table:table-cell>
          <table:table-cell table:style-name="ce8" table:formula="oooc:=DCOUNTA([.A3:.E34];0;[.A50:.B51])" office:value-type="float" office:value="0">
            <text:p>0</text:p>
          </table:table-cell>
          <table:table-cell table:style-name="ce9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9">
            <text:p>9</text:p>
          </table:table-cell>
          <table:table-cell table:style-name="ce9" table:formula="oooc:=[.E42]/[.D42]" office:value-type="percentage" office:value="0.9">
            <text:p>9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3">
            <text:p>23</text:p>
          </table:table-cell>
          <table:table-cell table:style-name="ce10" table:formula="oooc:=[.E44]/[.D44]" office:value-type="percentage" office:value="0.741935483870968">
            <text:p>7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04/29/2008</text:date>, <text:time>16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4-29T16:05:41</dc:date>
    <meta:editing-cycles>30</meta:editing-cycles>
    <meta:editing-duration>PT5H11M6S</meta:editing-duration>
    <meta:user-defined meta:name="Info 1"/>
    <meta:user-defined meta:name="Info 2"/>
    <meta:user-defined meta:name="Info 3"/>
    <meta:user-defined meta:name="Info 4"/>
    <meta:document-statistic meta:table-count="3" meta:cell-count="187"/>
  </office:meta>
</office:document-meta>
</file>